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9">00.00.0000</text:date>, <text:time style:data-style-name="N2" text:time-value="18:35:40.6446349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8:32:29.042177548</meta:creation-date>
    <dc:date>2022-02-09T18:35:48.075541142</dc:date>
    <meta:editing-duration>PT2M12S</meta:editing-duration>
    <meta:editing-cycles>2</meta:editing-cycles>
    <meta:generator>LibreOffice/6.4.7.2$Linux_X86_64 LibreOffice_project/40$Build-2</meta:generator>
    <meta:document-statistic meta:table-count="1" meta:cell-count="22" meta:object-count="0"/>
  </office:meta>
</office:document-meta>
</file>